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標準_5f_コピー_20__ff5e__20__25ce_商品_ff65__ff7b__ff70__ff8b__ff9e__ff7d_貿易200807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標準_5f_コピー_20__ff5e__20__25ce_商品_ff65__ff7b__ff70__ff8b__ff9e__ff7d_貿易200807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標準_5f_コピー_20__ff5e__20__25ce_商品_ff65__ff7b__ff70__ff8b__ff9e__ff7d_貿易2008071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2">
      <style:table-cell-properties fo:background-color="#ffff99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13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ce1" office:value-type="string">
            <text:p>month</text:p>
          </table:table-cell>
          <table:table-cell table:style-name="ce1" office:value-type="float" office:value="2018">
            <text:p>2018</text:p>
          </table:table-cell>
          <table:table-cell table:style-name="ce1" office:value-type="float" office:value="2019">
            <text:p>2019</text:p>
          </table:table-cell>
          <table:table-cell table:style-name="ce1" office:value-type="float" office:value="2020">
            <text:p>202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2020/2018</text:p>
          </table:table-cell>
          <table:table-cell table:style-name="ce1" office:value-type="float" office:value="2019">
            <text:p>2019</text:p>
          </table:table-cell>
          <table:table-cell table:style-name="ce1" office:value-type="string">
            <text:p>2020/2019</text:p>
          </table:table-cell>
          <table:table-cell table:style-name="ce1" office:value-type="float" office:value="2020">
            <text:p>2020</text:p>
          </table:table-cell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2018年</text:p>
          </table:table-cell>
          <table:table-cell table:style-name="ce4" office:value-type="string">
            <text:p>1月</text:p>
          </table:table-cell>
          <table:table-cell office:value-type="float" office:value="-6053">
            <text:p>-6053</text:p>
          </table:table-cell>
          <table:table-cell office:value-type="float" office:value="-8884">
            <text:p>-8884</text:p>
          </table:table-cell>
          <table:table-cell office:value-type="float" office:value="-9058">
            <text:p>-9058</text:p>
          </table:table-cell>
          <table:table-cell/>
          <table:table-cell table:style-name="ce7" office:value-type="float" office:value="-6053">
            <text:p>-6053</text:p>
          </table:table-cell>
          <table:table-cell table:style-name="ce8" table:formula="of:=[.K2]/[.G2]" office:value-type="float" office:value="1.49644804229308">
            <text:p>1.50</text:p>
          </table:table-cell>
          <table:table-cell table:style-name="ce7" office:value-type="float" office:value="-8884">
            <text:p>-8884</text:p>
          </table:table-cell>
          <table:table-cell table:style-name="ce8" table:formula="of:=[.K2]/[.I2]" office:value-type="float" office:value="1.0195857721747">
            <text:p>1.02</text:p>
          </table:table-cell>
          <table:table-cell table:style-name="ce7" office:value-type="float" office:value="-9058">
            <text:p>-9058</text:p>
          </table:table-cell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1">
          <table:table-cell/>
          <table:table-cell office:value-type="string">
            <text:p>2月</text:p>
          </table:table-cell>
          <table:table-cell office:value-type="float" office:value="1837">
            <text:p>1837</text:p>
          </table:table-cell>
          <table:table-cell office:value-type="float" office:value="4434">
            <text:p>4434</text:p>
          </table:table-cell>
          <table:table-cell office:value-type="float" office:value="12480">
            <text:p>12480</text:p>
          </table:table-cell>
          <table:table-cell/>
          <table:table-cell table:style-name="ce7" office:value-type="float" office:value="1837">
            <text:p>1837</text:p>
          </table:table-cell>
          <table:table-cell table:style-name="ce8" table:formula="of:=[.K3]/[.G3]" office:value-type="float" office:value="6.79368535655961">
            <text:p>6.79</text:p>
          </table:table-cell>
          <table:table-cell table:style-name="ce7" office:value-type="float" office:value="4434">
            <text:p>4434</text:p>
          </table:table-cell>
          <table:table-cell table:style-name="ce8" table:formula="of:=[.K3]/[.I3]" office:value-type="float" office:value="2.81461434370771">
            <text:p>2.81</text:p>
          </table:table-cell>
          <table:table-cell table:style-name="ce7" office:value-type="float" office:value="12480">
            <text:p>124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月</text:p>
          </table:table-cell>
          <table:table-cell office:value-type="float" office:value="11157">
            <text:p>11157</text:p>
          </table:table-cell>
          <table:table-cell office:value-type="float" office:value="6262">
            <text:p>6262</text:p>
          </table:table-cell>
          <table:table-cell office:value-type="float" office:value="1130">
            <text:p>1130</text:p>
          </table:table-cell>
          <table:table-cell/>
          <table:table-cell table:style-name="ce7" office:value-type="float" office:value="11157">
            <text:p>11157</text:p>
          </table:table-cell>
          <table:table-cell table:style-name="ce8" table:formula="of:=[.K4]/[.G4]" office:value-type="float" office:value="0.10128170655194">
            <text:p>0.10</text:p>
          </table:table-cell>
          <table:table-cell table:style-name="ce7" office:value-type="float" office:value="6262">
            <text:p>6262</text:p>
          </table:table-cell>
          <table:table-cell table:style-name="ce8" table:formula="of:=[.K4]/[.I4]" office:value-type="float" office:value="0.18045352922389">
            <text:p>0.18</text:p>
          </table:table-cell>
          <table:table-cell table:style-name="ce7" office:value-type="float" office:value="1130">
            <text:p>11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月</text:p>
          </table:table-cell>
          <table:table-cell office:value-type="float" office:value="5261">
            <text:p>5261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/>
          <table:table-cell table:style-name="ce7" office:value-type="float" office:value="5261">
            <text:p>5261</text:p>
          </table:table-cell>
          <table:table-cell table:style-name="ce8" table:formula="of:=[.K5]/[.G5]" office:value-type="float" office:value="-1.70214788063106">
            <text:p>-1.70</text:p>
          </table:table-cell>
          <table:table-cell table:style-name="ce7" office:value-type="float" office:value="-1075">
            <text:p>-1075</text:p>
          </table:table-cell>
          <table:table-cell table:style-name="ce8" table:formula="of:=[.K5]/[.I5]" office:value-type="float" office:value="8.33023255813954">
            <text:p>8.33</text:p>
          </table:table-cell>
          <table:table-cell table:style-name="ce7" office:value-type="float" office:value="-8955">
            <text:p>-89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2850">
            <text:p>-2850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/>
          <table:table-cell table:style-name="ce7" office:value-type="float" office:value="-2850">
            <text:p>-2850</text:p>
          </table:table-cell>
          <table:table-cell table:style-name="ce8" table:formula="of:=[.K6]/[.G6]" office:value-type="float" office:value="1.82070175438597">
            <text:p>1.82</text:p>
          </table:table-cell>
          <table:table-cell table:style-name="ce7" office:value-type="float" office:value="-6190">
            <text:p>-6190</text:p>
          </table:table-cell>
          <table:table-cell table:style-name="ce8" table:formula="of:=[.K6]/[.I6]" office:value-type="float" office:value="0.838287560581583">
            <text:p>0.84</text:p>
          </table:table-cell>
          <table:table-cell table:style-name="ce7" office:value-type="float" office:value="-5189">
            <text:p>-51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7394">
            <text:p>7394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/>
          <table:table-cell table:style-name="ce7" office:value-type="float" office:value="7394">
            <text:p>7394</text:p>
          </table:table-cell>
          <table:table-cell table:style-name="ce8" table:formula="of:=[.K7]/[.G7]" office:value-type="float" office:value="-0.0972410062212605">
            <text:p>-0.10</text:p>
          </table:table-cell>
          <table:table-cell table:style-name="ce7" office:value-type="float" office:value="6992">
            <text:p>6992</text:p>
          </table:table-cell>
          <table:table-cell table:style-name="ce8" table:formula="of:=[.K7]/[.I7]" office:value-type="float" office:value="-0.10283180778032">
            <text:p>-0.10</text:p>
          </table:table-cell>
          <table:table-cell table:style-name="ce7" office:value-type="float" office:value="-719">
            <text:p>-7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-94">
            <text:p>-94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/>
          <table:table-cell table:style-name="ce7" office:value-type="float" office:value="-94">
            <text:p>-94</text:p>
          </table:table-cell>
          <table:table-cell table:style-name="ce8" table:formula="of:=[.K8]/[.G8]" office:value-type="float" office:value="-13.6702127659574">
            <text:p>-13.67</text:p>
          </table:table-cell>
          <table:table-cell table:style-name="ce7" office:value-type="float" office:value="-764">
            <text:p>-764</text:p>
          </table:table-cell>
          <table:table-cell table:style-name="ce8" table:formula="of:=[.K8]/[.I8]" office:value-type="float" office:value="-1.68193717277487">
            <text:p>-1.68</text:p>
          </table:table-cell>
          <table:table-cell table:style-name="ce7" office:value-type="float" office:value="1285">
            <text:p>128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月</text:p>
          </table:table-cell>
          <table:table-cell office:value-type="float" office:value="-2258">
            <text:p>-2258</text:p>
          </table:table-cell>
          <table:table-cell office:value-type="float" office:value="286">
            <text:p>286</text:p>
          </table:table-cell>
          <table:table-cell office:value-type="string">
            <text:p>-</text:p>
          </table:table-cell>
          <table:table-cell/>
          <table:table-cell table:style-name="ce7" office:value-type="float" office:value="-2258">
            <text:p>-2258</text:p>
          </table:table-cell>
          <table:table-cell table:style-name="ce7"/>
          <table:table-cell table:style-name="ce7" office:value-type="float" office:value="286">
            <text:p>286</text:p>
          </table:table-cell>
          <table:table-cell table:style-name="ce7"/>
          <table:table-cell table:style-name="ce7"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月</text:p>
          </table:table-cell>
          <table:table-cell office:value-type="float" office:value="2889">
            <text:p>2889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/>
          <table:table-cell table:style-name="ce7" office:value-type="float" office:value="2889">
            <text:p>2889</text:p>
          </table:table-cell>
          <table:table-cell table:style-name="ce7"/>
          <table:table-cell table:style-name="ce7" office:value-type="float" office:value="-132">
            <text:p>-132</text:p>
          </table:table-cell>
          <table:table-cell table:style-name="ce7"/>
          <table:table-cell table:style-name="ce7"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月</text:p>
          </table:table-cell>
          <table:table-cell office:value-type="float" office:value="-2925">
            <text:p>-2925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/>
          <table:table-cell table:style-name="ce7" office:value-type="float" office:value="-2925">
            <text:p>-2925</text:p>
          </table:table-cell>
          <table:table-cell table:style-name="ce7"/>
          <table:table-cell table:style-name="ce7" office:value-type="float" office:value="2073">
            <text:p>2073</text:p>
          </table:table-cell>
          <table:table-cell table:style-name="ce7"/>
          <table:table-cell table:style-name="ce7"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1月</text:p>
          </table:table-cell>
          <table:table-cell office:value-type="float" office:value="-4744">
            <text:p>-4744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/>
          <table:table-cell table:style-name="ce7" office:value-type="float" office:value="-4744">
            <text:p>-4744</text:p>
          </table:table-cell>
          <table:table-cell table:style-name="ce7"/>
          <table:table-cell table:style-name="ce7" office:value-type="float" office:value="-184">
            <text:p>-184</text:p>
          </table:table-cell>
          <table:table-cell table:style-name="ce7"/>
          <table:table-cell table:style-name="ce7"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月</text:p>
          </table:table-cell>
          <table:table-cell office:value-type="float" office:value="1389">
            <text:p>1389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/>
          <table:table-cell table:style-name="ce7" office:value-type="float" office:value="1389">
            <text:p>1389</text:p>
          </table:table-cell>
          <table:table-cell table:style-name="ce7"/>
          <table:table-cell table:style-name="ce7" office:value-type="float" office:value="643">
            <text:p>643</text:p>
          </table:table-cell>
          <table:table-cell table:style-name="ce7"/>
          <table:table-cell table:style-name="ce7" office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019年</text:p>
          </table:table-cell>
          <table:table-cell table:style-name="ce4" office:value-type="string">
            <text:p>1月</text:p>
          </table:table-cell>
          <table:table-cell office:value-type="float" office:value="-8884">
            <text:p>-88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月</text:p>
          </table:table-cell>
          <table:table-cell office:value-type="float" office:value="4434">
            <text:p>443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月</text:p>
          </table:table-cell>
          <table:table-cell office:value-type="float" office:value="6262">
            <text:p>626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4月</text:p>
            <draw:frame table:end-cell-address="'3'.M35" table:end-x="0.268cm" table:end-y="0.174cm" draw:z-index="0" draw:style-name="gr1" draw:text-style-name="P1" svg:width="25.03cm" svg:height="8.999cm" svg:x="0.077cm" svg:y="0.021cm">
              <draw:object draw:notify-on-update-of-ranges="'3'.B1:'3'.B1 '3'.B2:'3'.B13 '3'.C1:'3'.C1 '3'.C2:'3'.C13 '3'.D1:'3'.D1 '3'.D2:'3'.D13 '3'.E1:'3'.E1 '3'.E2:'3'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-1075">
            <text:p>-10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2020年</text:p>
          </table:table-cell>
          <table:table-cell table:style-name="ce4" office:value-type="string">
            <text:p>1月</text:p>
          </table:table-cell>
          <table:table-cell office:value-type="float" office:value="-9058">
            <text:p>-90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月</text:p>
          </table:table-cell>
          <table:table-cell office:value-type="float" office:value="12480">
            <text:p>1248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月</text:p>
          </table:table-cell>
          <table:table-cell office:value-type="float" office:value="1130">
            <text:p>113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4月</text:p>
          </table:table-cell>
          <table:table-cell office:value-type="float" office:value="-8955">
            <text:p>-895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5189">
            <text:p>-518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-719">
            <text:p>-71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1285">
            <text:p>128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月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9月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月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1月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6" office:value-type="string">
            <text:p>12月</text:p>
          </table:table-cell>
          <table:table-cell table:number-columns-repeated="12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office:value-type="string">
            <text:p>month</text:p>
          </table:table-cell>
          <table:table-cell table:style-name="ce1" office:value-type="float" office:value="2018">
            <text:p>2018</text:p>
          </table:table-cell>
          <table:table-cell table:style-name="ce1" office:value-type="float" office:value="2019">
            <text:p>2019</text:p>
          </table:table-cell>
          <table:table-cell table:style-name="ce1" office:value-type="float" office:value="2020">
            <text:p>2020</text:p>
          </table:table-cell>
          <table:table-cell table:number-columns-repeated="2"/>
          <table:table-cell office:value-type="string">
            <text:p>https://www.jetro.go.jp/ext_images/world/japan/stats/bop/data/bop_1_2007.xl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2018年</text:p>
          </table:table-cell>
          <table:table-cell table:style-name="ce4" office:value-type="string">
            <text:p>1月</text:p>
          </table:table-cell>
          <table:table-cell office:value-type="float" office:value="-1392">
            <text:p>-1392</text:p>
          </table:table-cell>
          <table:table-cell office:value-type="float" office:value="-1516">
            <text:p>-1516</text:p>
          </table:table-cell>
          <table:table-cell office:value-type="float" office:value="-1301">
            <text:p>-1301</text:p>
          </table:table-cell>
          <table:table-cell table:number-columns-repeated="2"/>
          <table:table-cell office:value-type="string">
            <text:p>https://www.jetro.go.jp/world/japan/stats/bop.html</text:p>
          </table:table-cell>
          <table:table-cell/>
          <table:table-cell office:value-type="string">
            <text:p>経常収支エクセルファイル (74KB)</text:p>
          </table:table-cell>
        </table:table-row>
        <table:table-row table:style-name="ro1">
          <table:table-cell/>
          <table:table-cell office:value-type="string">
            <text:p>2月</text:p>
          </table:table-cell>
          <table:table-cell office:value-type="float" office:value="1459">
            <text:p>1459</text:p>
          </table:table-cell>
          <table:table-cell office:value-type="float" office:value="1414">
            <text:p>1414</text:p>
          </table:table-cell>
          <table:table-cell office:value-type="float" office:value="-1495">
            <text:p>-149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月</text:p>
          </table:table-cell>
          <table:table-cell office:value-type="float" office:value="2090">
            <text:p>2090</text:p>
          </table:table-cell>
          <table:table-cell office:value-type="float" office:value="2885">
            <text:p>2885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4月</text:p>
          </table:table-cell>
          <table:table-cell office:value-type="float" office:value="-4230">
            <text:p>-4230</text:p>
          </table:table-cell>
          <table:table-cell office:value-type="float" office:value="-3253">
            <text:p>-3253</text:p>
            <draw:frame table:end-cell-address="'2'.K24" table:end-x="1.549cm" table:end-y="0.017cm" draw:z-index="0" draw:style-name="gr1" draw:text-style-name="P1" svg:width="15.999cm" svg:height="8.999cm" svg:x="1.357cm" svg:y="0.358cm">
              <draw:object draw:notify-on-update-of-ranges="'2'.B2:'2'.B13 '2'.C1:'2'.C1 '2'.C2:'2'.C13 '2'.D1:'2'.D1 '2'.D2:'2'.D13 '2'.E1:'2'.E1 '2'.E2:'2'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-5839">
            <text:p>-583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5月</text:p>
          </table:table-cell>
          <table:table-cell office:value-type="float" office:value="-50">
            <text:p>-50</text:p>
          </table:table-cell>
          <table:table-cell office:value-type="float" office:value="1388">
            <text:p>1388</text:p>
          </table:table-cell>
          <table:table-cell office:value-type="float" office:value="-862">
            <text:p>-86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6月</text:p>
          </table:table-cell>
          <table:table-cell office:value-type="float" office:value="-1683">
            <text:p>-1683</text:p>
          </table:table-cell>
          <table:table-cell office:value-type="float" office:value="663">
            <text:p>663</text:p>
          </table:table-cell>
          <table:table-cell office:value-type="float" office:value="-1466">
            <text:p>-146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7月</text:p>
          </table:table-cell>
          <table:table-cell office:value-type="float" office:value="-1523">
            <text:p>-1523</text:p>
          </table:table-cell>
          <table:table-cell office:value-type="float" office:value="-1747">
            <text:p>-1747</text:p>
          </table:table-cell>
          <table:table-cell office:value-type="float" office:value="-3273">
            <text:p>-327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月</text:p>
          </table:table-cell>
          <table:table-cell office:value-type="float" office:value="63">
            <text:p>63</text:p>
          </table:table-cell>
          <table:table-cell office:value-type="float" office:value="-14">
            <text:p>-14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9月</text:p>
          </table:table-cell>
          <table:table-cell office:value-type="float" office:value="-356">
            <text:p>-356</text:p>
          </table:table-cell>
          <table:table-cell office:value-type="float" office:value="-26">
            <text:p>-26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月</text:p>
          </table:table-cell>
          <table:table-cell office:value-type="float" office:value="-2480">
            <text:p>-2480</text:p>
          </table:table-cell>
          <table:table-cell office:value-type="float" office:value="-815">
            <text:p>-81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1月</text:p>
          </table:table-cell>
          <table:table-cell office:value-type="float" office:value="222">
            <text:p>222</text:p>
          </table:table-cell>
          <table:table-cell office:value-type="float" office:value="1625">
            <text:p>1625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2月</text:p>
          </table:table-cell>
          <table:table-cell office:value-type="float" office:value="-1279">
            <text:p>-1279</text:p>
          </table:table-cell>
          <table:table-cell office:value-type="float" office:value="519">
            <text:p>519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019年</text:p>
          </table:table-cell>
          <table:table-cell table:style-name="ce4" office:value-type="string">
            <text:p>1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月</text:p>
          </table:table-cell>
          <table:table-cell table:number-columns-repeated="8"/>
        </table:table-row>
        <table:table-row table:style-name="ro2">
          <table:table-cell table:style-name="ce1" office:value-type="string">
            <text:p>2020年</text:p>
          </table:table-cell>
          <table:table-cell table:style-name="ce4" office:value-type="string">
            <text:p>1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2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5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7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8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9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0月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1月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6" office:value-type="string">
            <text:p>12月</text:p>
          </table:table-cell>
          <table:table-cell table:number-columns-repeated="8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3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エクセルファイル (74KB)”</text:p>
          </table:table-cell>
        </table:table-row>
        <table:table-row table:style-name="ro3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  <draw:frame table:end-cell-address="'1'.K29" table:end-x="1.687cm" table:end-y="0.107cm" draw:z-index="0" draw:style-name="gr1" draw:text-style-name="P1" svg:width="15.999cm" svg:height="8.999cm" svg:x="1.495cm" svg:y="0.237cm">
              <draw:object draw:notify-on-update-of-ranges="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  <table:table table:name="lis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8" table:default-cell-style-name="ce9"/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s.n.</text:p>
          </table:table-cell>
          <table:table-cell table:style-name="ce10" office:value-type="string">
            <text:p>sheet</text:p>
          </table:table-cell>
          <table:table-cell table:style-name="ce10" table:number-columns-repeated="2"/>
          <table:table-cell table:style-name="ce13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number-columns-repeated="2" table:style-name="ce11" office:value-type="float" office:value="1">
            <text:p>1</text:p>
          </table:table-cell>
          <table:table-cell table:style-name="ce11" office:value-type="string">
            <text:p>貿易収支 日本</text:p>
          </table:table-cell>
          <table:table-cell table:style-name="ce12" office:value-type="string">
            <text:p>2019, 2020</text:p>
          </table:table-cell>
          <table:table-cell table:style-name="ce14" office:value-type="date" office:date-value="2020-09-18T22:01:39.95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string">
            <text:p>サービス収支</text:p>
          </table:table-cell>
          <table:table-cell table:style-name="ce12" office:value-type="string">
            <text:p>2018 – 2020</text:p>
          </table:table-cell>
          <table:table-cell table:style-name="ce14" office:value-type="date" office:date-value="2020-09-19T18:06:00">
            <text:p>20/09/19 18:0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string">
            <text:p>貿易収支 日本</text:p>
          </table:table-cell>
          <table:table-cell table:style-name="ce12" office:value-type="string">
            <text:p>2018 – 2020</text:p>
          </table:table-cell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/>
          <table:table-cell table:style-name="ce11" table:number-columns-repeated="3"/>
          <table:table-cell table:style-name="ce12"/>
          <table:table-cell table:style-name="ce14"/>
          <table:table-cell office:value-type="string">
            <text:p>*</text:p>
          </table:table-cell>
          <table:table-cell table:number-columns-repeated="1017"/>
        </table:table-row>
        <table:table-row table:style-name="ro4">
          <table:table-cell table:number-columns-repeated="5" office:value-type="string">
            <text:p>*</text:p>
          </table:table-cell>
          <table:table-cell table:style-name="ce11" table:formula="of:=NOW()" office:value-type="date" office:date-value="2020-09-20T18:17:56.96">
            <text:p>2020/9/20 18:17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6">
      <number:number number:decimal-places="1" number:min-integer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コピー_20__ff5e__20__25ce_商品_ff65__ff7b__ff70__ff8b__ff9e__ff7d_貿易20080710" style:display-name="標準_コピー ～ ◎商品･ｻｰﾋﾞｽ貿易200807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8:23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20T18:23:04.08</dc:date>
    <dc:creator>iwabuchi ken</dc:creator>
    <meta:editing-duration>PT1H58M40S</meta:editing-duration>
    <meta:editing-cycles>22</meta:editing-cycles>
    <meta:generator>OpenOffice/4.1.3$Win32 OpenOffice.org_project/413m1$Build-9783</meta:generator>
    <meta:document-statistic meta:table-count="4" meta:cell-count="3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664cm" style:legend-expansion="high" chart:style-name="ch2"/>
        <chart:plot-area chart:style-name="ch3" table:cell-range-address="'2'.B1:'2'.E13" chart:data-source-has-labels="both" svg:x="0.77cm" svg:y="0.855cm" svg:width="13.094cm" svg:height="7.545cm">
          <chartooo:coordinate-region svg:x="1.868cm" svg:y="1.067cm" svg:width="11.996cm" svg:height="7.121cm"/>
          <chart:axis chart:dimension="x" chart:name="primary-x" chart:style-name="ch4" chartooo:axis-type="auto">
            <chartooo:date-scale/>
            <chart:categories table:cell-range-address="'2'.B2:'2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13" chart:label-cell-address="'2'.C1:'2'.C1" chart:class="chart:bar">
            <chart:data-point chart:repeated="12"/>
          </chart:series>
          <chart:series chart:style-name="ch8" chart:values-cell-range-address="'2'.D2:'2'.D13" chart:label-cell-address="'2'.D1:'2'.D1" chart:class="chart:bar">
            <chart:data-point chart:repeated="12"/>
          </chart:series>
          <chart:series chart:style-name="ch9" chart:values-cell-range-address="'2'.E2:'2'.E13" chart:label-cell-address="'2'.E1:'2'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2'.C1:'2'.C1</svg:desc>
                </draw:g>
              </table:table-cell>
              <table:table-cell office:value-type="string">
                <text:p>2019</text:p>
                <draw:g>
                  <svg:desc>'2'.D1:'2'.D1</svg:desc>
                </draw:g>
              </table:table-cell>
              <table:table-cell office:value-type="string">
                <text:p>2020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13</svg:desc>
                </draw:g>
              </table:table-cell>
              <table:table-cell office:value-type="float" office:value="-1392">
                <text:p>-1392</text:p>
                <draw:g>
                  <svg:desc>'2'.C2:'2'.C13</svg:desc>
                </draw:g>
              </table:table-cell>
              <table:table-cell office:value-type="float" office:value="-1516">
                <text:p>-1516</text:p>
                <draw:g>
                  <svg:desc>'2'.D2:'2'.D13</svg:desc>
                </draw:g>
              </table:table-cell>
              <table:table-cell office:value-type="float" office:value="-1301">
                <text:p>-1301</text:p>
                <draw:g>
                  <svg:desc>'2'.E2:'2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1cm" svg:height="9cm" xlink:href=".." xlink:type="simple" chart:class="chart:bar" chart:style-name="ch1">
        <chart:title svg:x="10.154cm" svg:y="0.316cm" chart:style-name="ch2">
          <text:p>貿易収支　（百万USD）</text:p>
        </chart:title>
        <chart:subtitle svg:x="11.426cm" svg:y="1.275cm" chart:style-name="ch3">
          <text:p>2018 - 2020</text:p>
        </chart:subtitle>
        <chart:legend chart:legend-position="end" svg:x="23.535cm" svg:y="3.664cm" style:legend-expansion="high" chart:style-name="ch4"/>
        <chart:plot-area chart:style-name="ch5" table:cell-range-address="'3'.B1:'3'.E13" chart:data-source-has-labels="both" svg:x="0.95cm" svg:y="2.318cm" svg:width="21.585cm" svg:height="6.082cm">
          <chartooo:coordinate-region svg:x="2.233cm" svg:y="2.53cm" svg:width="20.302cm" svg:height="5.658cm"/>
          <chart:axis chart:dimension="x" chart:name="primary-x" chart:style-name="ch6" chartooo:axis-type="auto">
            <chartooo:date-scale/>
            <chart:categories table:cell-range-address="'3'.B2:'3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'.C2:'3'.C13" chart:label-cell-address="'3'.C1:'3'.C1" chart:class="chart:bar">
            <chart:data-point chart:repeated="12"/>
          </chart:series>
          <chart:series chart:style-name="ch10" chart:values-cell-range-address="'3'.D2:'3'.D13" chart:label-cell-address="'3'.D1:'3'.D1" chart:class="chart:bar">
            <chart:data-point chart:repeated="12"/>
          </chart:series>
          <chart:series chart:style-name="ch11" chart:values-cell-range-address="'3'.E2:'3'.E13" chart:label-cell-address="'3'.E1:'3'.E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'3'.C1:'3'.C1</svg:desc>
                </draw:g>
              </table:table-cell>
              <table:table-cell office:value-type="string">
                <text:p>2019</text:p>
                <draw:g>
                  <svg:desc>'3'.D1:'3'.D1</svg:desc>
                </draw:g>
              </table:table-cell>
              <table:table-cell office:value-type="string">
                <text:p>2020</text:p>
                <draw:g>
                  <svg:desc>'3'.E1:'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3'.B2:'3'.B13</svg:desc>
                </draw:g>
              </table:table-cell>
              <table:table-cell office:value-type="float" office:value="-6053">
                <text:p>-6053</text:p>
                <draw:g>
                  <svg:desc>'3'.C2:'3'.C13</svg:desc>
                </draw:g>
              </table:table-cell>
              <table:table-cell office:value-type="float" office:value="-8884">
                <text:p>-8884</text:p>
                <draw:g>
                  <svg:desc>'3'.D2:'3'.D13</svg:desc>
                </draw:g>
              </table:table-cell>
              <table:table-cell office:value-type="float" office:value="-9058">
                <text:p>-9058</text:p>
                <draw:g>
                  <svg:desc>'3'.E2:'3'.E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